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0000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62cm" fo:min-width="0.667cm"/>
    </style:style>
    <style:style style:name="gr1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96cm" fo:min-width="0.032cm" fo:padding-top="0.151cm" fo:padding-bottom="0.151cm" fo:padding-left="0.276cm" fo:padding-right="0.276cm"/>
    </style:style>
    <style:style style:name="gr15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342cm" fo:min-width="2.506cm" fo:padding-top="0.151cm" fo:padding-bottom="0.151cm" fo:padding-left="0.276cm" fo:padding-right="0.276cm"/>
    </style:style>
    <style:style style:name="gr17" style:family="graphic" style:parent-style-name="objectwithoutfill">
      <style:graphic-properties svg:stroke-color="#ff8000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34cm" fo:min-width="0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2.048cm" fo:min-width="1.622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text-properties style:font-name="Courier New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Courier New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13" style:family="paragraph">
      <style:paragraph-properties fo:margin-left="0.1cm" fo:margin-right="0cm" fo:text-indent="0cm"/>
      <style:text-properties style:font-name="Courier New"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left="0.1cm" fo:margin-right="0cm" fo:text-indent="0cm"/>
      <style:text-properties style:font-name="Courier New" fo:font-size="12pt" style:font-size-asian="12pt" style:font-size-complex="12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cm" svg:y1="4.25cm" svg:x2="3.1cm" svg:y2="2.748cm">
            <text:p/>
          </draw:line>
          <draw:line draw:style-name="gr1" draw:text-style-name="P1" draw:layer="layout" svg:x1="2.95cm" svg:y1="4.25cm" svg:x2="2.95cm" svg:y2="2.748cm">
            <text:p/>
          </draw:line>
          <draw:line draw:style-name="gr1" draw:text-style-name="P1" draw:layer="layout" svg:x1="2.8cm" svg:y1="4.25cm" svg:x2="2.8cm" svg:y2="2.748cm">
            <text:p/>
          </draw:line>
          <draw:line draw:style-name="gr1" draw:text-style-name="P1" draw:layer="layout" svg:x1="2.65cm" svg:y1="4.25cm" svg:x2="2.65cm" svg:y2="2.748cm">
            <text:p/>
          </draw:line>
          <draw:line draw:style-name="gr1" draw:text-style-name="P1" draw:layer="layout" svg:x1="2.5cm" svg:y1="4.25cm" svg:x2="2.5cm" svg:y2="2.748cm">
            <text:p/>
          </draw:line>
          <draw:line draw:style-name="gr1" draw:text-style-name="P1" draw:layer="layout" svg:x1="2.35cm" svg:y1="4.25cm" svg:x2="2.35cm" svg:y2="2.748cm">
            <text:p/>
          </draw:line>
          <draw:line draw:style-name="gr1" draw:text-style-name="P1" draw:layer="layout" svg:x1="2.2cm" svg:y1="4.25cm" svg:x2="2.2cm" svg:y2="2.748cm">
            <text:p/>
          </draw:line>
          <draw:line draw:style-name="gr1" draw:text-style-name="P1" draw:layer="layout" svg:x1="2.05cm" svg:y1="4.25cm" svg:x2="2.05cm" svg:y2="2.748cm">
            <text:p/>
          </draw:line>
          <draw:line draw:style-name="gr1" draw:text-style-name="P1" draw:layer="layout" svg:x1="1.9cm" svg:y1="4.25cm" svg:x2="1.9cm" svg:y2="2.748cm">
            <text:p/>
          </draw:line>
          <draw:line draw:style-name="gr1" draw:text-style-name="P1" draw:layer="layout" svg:x1="3.25cm" svg:y1="2.899cm" svg:x2="1.75cm" svg:y2="2.899cm">
            <text:p/>
          </draw:line>
          <draw:line draw:style-name="gr1" draw:text-style-name="P1" draw:layer="layout" svg:x1="3.25cm" svg:y1="3.049cm" svg:x2="1.75cm" svg:y2="3.049cm">
            <text:p/>
          </draw:line>
          <draw:line draw:style-name="gr1" draw:text-style-name="P1" draw:layer="layout" svg:x1="3.25cm" svg:y1="3.199cm" svg:x2="1.75cm" svg:y2="3.199cm">
            <text:p/>
          </draw:line>
          <draw:line draw:style-name="gr1" draw:text-style-name="P1" draw:layer="layout" svg:x1="3.25cm" svg:y1="3.35cm" svg:x2="1.75cm" svg:y2="3.35cm">
            <text:p/>
          </draw:line>
          <draw:line draw:style-name="gr1" draw:text-style-name="P1" draw:layer="layout" svg:x1="3.25cm" svg:y1="3.5cm" svg:x2="1.75cm" svg:y2="3.5cm">
            <text:p/>
          </draw:line>
          <draw:line draw:style-name="gr1" draw:text-style-name="P1" draw:layer="layout" svg:x1="3.25cm" svg:y1="3.65cm" svg:x2="1.75cm" svg:y2="3.65cm">
            <text:p/>
          </draw:line>
          <draw:line draw:style-name="gr1" draw:text-style-name="P1" draw:layer="layout" svg:x1="3.25cm" svg:y1="3.8cm" svg:x2="1.75cm" svg:y2="3.8cm">
            <text:p/>
          </draw:line>
          <draw:line draw:style-name="gr1" draw:text-style-name="P1" draw:layer="layout" svg:x1="3.25cm" svg:y1="3.95cm" svg:x2="1.75cm" svg:y2="3.95cm">
            <text:p/>
          </draw:line>
          <draw:line draw:style-name="gr1" draw:text-style-name="P1" draw:layer="layout" svg:x1="3.25cm" svg:y1="4.1cm" svg:x2="1.75cm" svg:y2="4.1cm">
            <text:p/>
          </draw:line>
          <draw:custom-shape draw:style-name="gr2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cm" svg:y1="2.75cm" svg:x2="2.25cm" svg:y2="2cm">
          <text:p/>
        </draw:line>
        <draw:line draw:style-name="gr4" draw:text-style-name="P1" draw:layer="layout" svg:x1="3.25cm" svg:y1="2.75cm" svg:x2="3.75cm" svg:y2="2cm">
          <text:p/>
        </draw:line>
        <draw:line draw:style-name="gr5" draw:text-style-name="P1" draw:layer="layout" svg:x1="3.25cm" svg:y1="4.25cm" svg:x2="3.75cm" svg:y2="3.5cm">
          <text:p/>
        </draw:line>
        <draw:line draw:style-name="gr4" draw:text-style-name="P1" draw:layer="layout" svg:x1="3.75cm" svg:y1="2cm" svg:x2="3.75cm" svg:y2="3.5cm">
          <text:p/>
        </draw:line>
        <draw:line draw:style-name="gr4" draw:text-style-name="P1" draw:layer="layout" svg:x1="2.25cm" svg:y1="2cm" svg:x2="3.75cm" svg:y2="2cm">
          <text:p/>
        </draw:line>
        <draw:line draw:style-name="gr6" draw:text-style-name="P1" draw:layer="layout" svg:x1="1.75cm" svg:y1="2.75cm" svg:x2="2.25cm" svg:y2="2cm">
          <text:p/>
        </draw:line>
        <draw:line draw:style-name="gr3" draw:text-style-name="P1" draw:layer="layout" svg:x1="1.9cm" svg:y1="2.75cm" svg:x2="2.4cm" svg:y2="2cm">
          <text:p/>
        </draw:line>
        <draw:line draw:style-name="gr3" draw:text-style-name="P1" draw:layer="layout" svg:x1="2.05cm" svg:y1="2.75cm" svg:x2="2.55cm" svg:y2="2cm">
          <text:p/>
        </draw:line>
        <draw:line draw:style-name="gr3" draw:text-style-name="P1" draw:layer="layout" svg:x1="2.2cm" svg:y1="2.75cm" svg:x2="2.7cm" svg:y2="2cm">
          <text:p/>
        </draw:line>
        <draw:line draw:style-name="gr3" draw:text-style-name="P1" draw:layer="layout" svg:x1="2.35cm" svg:y1="2.75cm" svg:x2="2.85cm" svg:y2="2cm">
          <text:p/>
        </draw:line>
        <draw:line draw:style-name="gr3" draw:text-style-name="P1" draw:layer="layout" svg:x1="2.5cm" svg:y1="2.75cm" svg:x2="3cm" svg:y2="2cm">
          <text:p/>
        </draw:line>
        <draw:line draw:style-name="gr3" draw:text-style-name="P1" draw:layer="layout" svg:x1="2.65cm" svg:y1="2.75cm" svg:x2="3.15cm" svg:y2="2cm">
          <text:p/>
        </draw:line>
        <draw:line draw:style-name="gr3" draw:text-style-name="P1" draw:layer="layout" svg:x1="2.8cm" svg:y1="2.75cm" svg:x2="3.3cm" svg:y2="2cm">
          <text:p/>
        </draw:line>
        <draw:line draw:style-name="gr3" draw:text-style-name="P1" draw:layer="layout" svg:x1="2.95cm" svg:y1="2.75cm" svg:x2="3.45cm" svg:y2="2cm">
          <text:p/>
        </draw:line>
        <draw:line draw:style-name="gr3" draw:text-style-name="P1" draw:layer="layout" svg:x1="3.125cm" svg:y1="2.75cm" svg:x2="3.625cm" svg:y2="2cm">
          <text:p/>
        </draw:line>
        <draw:line draw:style-name="gr3" draw:text-style-name="P1" draw:layer="layout" svg:x1="3.25cm" svg:y1="2.9cm" svg:x2="3.75cm" svg:y2="2.15cm">
          <text:p/>
        </draw:line>
        <draw:line draw:style-name="gr3" draw:text-style-name="P1" draw:layer="layout" svg:x1="3.25cm" svg:y1="3.05cm" svg:x2="3.75cm" svg:y2="2.3cm">
          <text:p/>
        </draw:line>
        <draw:line draw:style-name="gr3" draw:text-style-name="P1" draw:layer="layout" svg:x1="3.25cm" svg:y1="3.2cm" svg:x2="3.75cm" svg:y2="2.45cm">
          <text:p/>
        </draw:line>
        <draw:line draw:style-name="gr3" draw:text-style-name="P1" draw:layer="layout" svg:x1="3.25cm" svg:y1="3.35cm" svg:x2="3.75cm" svg:y2="2.6cm">
          <text:p/>
        </draw:line>
        <draw:line draw:style-name="gr3" draw:text-style-name="P1" draw:layer="layout" svg:x1="3.25cm" svg:y1="3.5cm" svg:x2="3.75cm" svg:y2="2.75cm">
          <text:p/>
        </draw:line>
        <draw:line draw:style-name="gr3" draw:text-style-name="P1" draw:layer="layout" svg:x1="3.25cm" svg:y1="3.65cm" svg:x2="3.75cm" svg:y2="2.9cm">
          <text:p/>
        </draw:line>
        <draw:line draw:style-name="gr3" draw:text-style-name="P1" draw:layer="layout" svg:x1="3.25cm" svg:y1="3.8cm" svg:x2="3.75cm" svg:y2="3.05cm">
          <text:p/>
        </draw:line>
        <draw:line draw:style-name="gr3" draw:text-style-name="P1" draw:layer="layout" svg:x1="3.25cm" svg:y1="3.95cm" svg:x2="3.75cm" svg:y2="3.2cm">
          <text:p/>
        </draw:line>
        <draw:line draw:style-name="gr3" draw:text-style-name="P1" draw:layer="layout" svg:x1="3.25cm" svg:y1="4.1cm" svg:x2="3.75cm" svg:y2="3.35cm">
          <text:p/>
        </draw:line>
        <draw:line draw:style-name="gr3" draw:text-style-name="P1" draw:layer="layout" svg:x1="2cm" svg:y1="2.375cm" svg:x2="3.5cm" svg:y2="2.375cm">
          <text:p/>
        </draw:line>
        <draw:line draw:style-name="gr3" draw:text-style-name="P1" draw:layer="layout" svg:x1="2.05cm" svg:y1="2.3cm" svg:x2="3.55cm" svg:y2="2.3cm">
          <text:p/>
        </draw:line>
        <draw:line draw:style-name="gr3" draw:text-style-name="P1" draw:layer="layout" svg:x1="2.1cm" svg:y1="2.225cm" svg:x2="3.6cm" svg:y2="2.225cm">
          <text:p/>
        </draw:line>
        <draw:line draw:style-name="gr3" draw:text-style-name="P1" draw:layer="layout" svg:x1="2.15cm" svg:y1="2.15cm" svg:x2="3.65cm" svg:y2="2.15cm">
          <text:p/>
        </draw:line>
        <draw:line draw:style-name="gr3" draw:text-style-name="P1" draw:layer="layout" svg:x1="2.2cm" svg:y1="2.075cm" svg:x2="3.7cm" svg:y2="2.075cm">
          <text:p/>
        </draw:line>
        <draw:line draw:style-name="gr3" draw:text-style-name="P1" draw:layer="layout" svg:x1="1.95cm" svg:y1="2.45cm" svg:x2="3.45cm" svg:y2="2.45cm">
          <text:p/>
        </draw:line>
        <draw:line draw:style-name="gr3" draw:text-style-name="P1" draw:layer="layout" svg:x1="1.9cm" svg:y1="2.525cm" svg:x2="3.4cm" svg:y2="2.525cm">
          <text:p/>
        </draw:line>
        <draw:line draw:style-name="gr3" draw:text-style-name="P1" draw:layer="layout" svg:x1="1.85cm" svg:y1="2.6cm" svg:x2="3.35cm" svg:y2="2.6cm">
          <text:p/>
        </draw:line>
        <draw:line draw:style-name="gr3" draw:text-style-name="P1" draw:layer="layout" svg:x1="1.8cm" svg:y1="2.675cm" svg:x2="3.3cm" svg:y2="2.675cm">
          <text:p/>
        </draw:line>
        <draw:line draw:style-name="gr3" draw:text-style-name="P1" draw:layer="layout" svg:x1="3.5cm" svg:y1="2.375cm" svg:x2="3.5cm" svg:y2="3.875cm">
          <text:p/>
        </draw:line>
        <draw:line draw:style-name="gr3" draw:text-style-name="P1" draw:layer="layout" svg:x1="3.45cm" svg:y1="2.45cm" svg:x2="3.45cm" svg:y2="3.95cm">
          <text:p/>
        </draw:line>
        <draw:line draw:style-name="gr3" draw:text-style-name="P1" draw:layer="layout" svg:x1="3.4cm" svg:y1="2.525cm" svg:x2="3.4cm" svg:y2="4.025cm">
          <text:p/>
        </draw:line>
        <draw:line draw:style-name="gr3" draw:text-style-name="P1" draw:layer="layout" svg:x1="3.35cm" svg:y1="2.6cm" svg:x2="3.35cm" svg:y2="4.1cm">
          <text:p/>
        </draw:line>
        <draw:line draw:style-name="gr3" draw:text-style-name="P1" draw:layer="layout" svg:x1="3.3cm" svg:y1="2.675cm" svg:x2="3.3cm" svg:y2="4.175cm">
          <text:p/>
        </draw:line>
        <draw:line draw:style-name="gr3" draw:text-style-name="P1" draw:layer="layout" svg:x1="3.55cm" svg:y1="2.3cm" svg:x2="3.55cm" svg:y2="3.8cm">
          <text:p/>
        </draw:line>
        <draw:line draw:style-name="gr3" draw:text-style-name="P1" draw:layer="layout" svg:x1="3.6cm" svg:y1="2.225cm" svg:x2="3.6cm" svg:y2="3.725cm">
          <text:p/>
        </draw:line>
        <draw:line draw:style-name="gr3" draw:text-style-name="P1" draw:layer="layout" svg:x1="3.65cm" svg:y1="2.15cm" svg:x2="3.65cm" svg:y2="3.65cm">
          <text:p/>
        </draw:line>
        <draw:line draw:style-name="gr3" draw:text-style-name="P1" draw:layer="layout" svg:x1="3.7cm" svg:y1="2.075cm" svg:x2="3.7cm" svg:y2="3.575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2cm" svg:viewBox="0 0 2000 750" draw:points="0,750 500,0 2000,0 1500,750">
          <text:p/>
        </draw:polygon>
        <draw:polygon draw:style-name="gr8" draw:text-style-name="P3" draw:layer="layout" svg:width="0.499cm" svg:height="2.249cm" svg:x="3.25cm" svg:y="2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5.35cm" svg:y1="4.25cm" svg:x2="5.35cm" svg:y2="2.748cm">
            <text:p/>
          </draw:line>
          <draw:line draw:style-name="gr1" draw:text-style-name="P1" draw:layer="layout" svg:x1="5.2cm" svg:y1="4.25cm" svg:x2="5.2cm" svg:y2="2.748cm">
            <text:p/>
          </draw:line>
          <draw:line draw:style-name="gr1" draw:text-style-name="P1" draw:layer="layout" svg:x1="5.05cm" svg:y1="4.25cm" svg:x2="5.05cm" svg:y2="2.748cm">
            <text:p/>
          </draw:line>
          <draw:line draw:style-name="gr1" draw:text-style-name="P1" draw:layer="layout" svg:x1="4.9cm" svg:y1="4.25cm" svg:x2="4.9cm" svg:y2="2.748cm">
            <text:p/>
          </draw:line>
          <draw:line draw:style-name="gr1" draw:text-style-name="P1" draw:layer="layout" svg:x1="4.75cm" svg:y1="4.25cm" svg:x2="4.75cm" svg:y2="2.748cm">
            <text:p/>
          </draw:line>
          <draw:line draw:style-name="gr1" draw:text-style-name="P1" draw:layer="layout" svg:x1="4.6cm" svg:y1="4.25cm" svg:x2="4.6cm" svg:y2="2.748cm">
            <text:p/>
          </draw:line>
          <draw:line draw:style-name="gr1" draw:text-style-name="P1" draw:layer="layout" svg:x1="4.45cm" svg:y1="4.25cm" svg:x2="4.45cm" svg:y2="2.748cm">
            <text:p/>
          </draw:line>
          <draw:line draw:style-name="gr1" draw:text-style-name="P1" draw:layer="layout" svg:x1="4.3cm" svg:y1="4.25cm" svg:x2="4.3cm" svg:y2="2.748cm">
            <text:p/>
          </draw:line>
          <draw:line draw:style-name="gr1" draw:text-style-name="P1" draw:layer="layout" svg:x1="4.15cm" svg:y1="4.25cm" svg:x2="4.15cm" svg:y2="2.748cm">
            <text:p/>
          </draw:line>
          <draw:line draw:style-name="gr1" draw:text-style-name="P1" draw:layer="layout" svg:x1="5.5cm" svg:y1="2.899cm" svg:x2="4cm" svg:y2="2.899cm">
            <text:p/>
          </draw:line>
          <draw:line draw:style-name="gr1" draw:text-style-name="P1" draw:layer="layout" svg:x1="5.5cm" svg:y1="3.049cm" svg:x2="4cm" svg:y2="3.049cm">
            <text:p/>
          </draw:line>
          <draw:line draw:style-name="gr1" draw:text-style-name="P1" draw:layer="layout" svg:x1="5.5cm" svg:y1="3.199cm" svg:x2="4cm" svg:y2="3.199cm">
            <text:p/>
          </draw:line>
          <draw:line draw:style-name="gr1" draw:text-style-name="P1" draw:layer="layout" svg:x1="5.5cm" svg:y1="3.35cm" svg:x2="4cm" svg:y2="3.35cm">
            <text:p/>
          </draw:line>
          <draw:line draw:style-name="gr1" draw:text-style-name="P1" draw:layer="layout" svg:x1="5.5cm" svg:y1="3.5cm" svg:x2="4cm" svg:y2="3.5cm">
            <text:p/>
          </draw:line>
          <draw:line draw:style-name="gr1" draw:text-style-name="P1" draw:layer="layout" svg:x1="5.5cm" svg:y1="3.65cm" svg:x2="4cm" svg:y2="3.65cm">
            <text:p/>
          </draw:line>
          <draw:line draw:style-name="gr1" draw:text-style-name="P1" draw:layer="layout" svg:x1="5.5cm" svg:y1="3.8cm" svg:x2="4cm" svg:y2="3.8cm">
            <text:p/>
          </draw:line>
          <draw:line draw:style-name="gr1" draw:text-style-name="P1" draw:layer="layout" svg:x1="5.5cm" svg:y1="3.95cm" svg:x2="4cm" svg:y2="3.95cm">
            <text:p/>
          </draw:line>
          <draw:line draw:style-name="gr1" draw:text-style-name="P1" draw:layer="layout" svg:x1="5.5cm" svg:y1="4.1cm" svg:x2="4cm" svg:y2="4.1cm">
            <text:p/>
          </draw:line>
          <draw:custom-shape draw:style-name="gr2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2.75cm" svg:x2="4.5cm" svg:y2="2cm">
          <text:p/>
        </draw:line>
        <draw:line draw:style-name="gr4" draw:text-style-name="P1" draw:layer="layout" svg:x1="5.5cm" svg:y1="2.75cm" svg:x2="6cm" svg:y2="2cm">
          <text:p/>
        </draw:line>
        <draw:line draw:style-name="gr5" draw:text-style-name="P1" draw:layer="layout" svg:x1="5.5cm" svg:y1="4.25cm" svg:x2="6cm" svg:y2="3.5cm">
          <text:p/>
        </draw:line>
        <draw:line draw:style-name="gr4" draw:text-style-name="P1" draw:layer="layout" svg:x1="6cm" svg:y1="2cm" svg:x2="6cm" svg:y2="3.5cm">
          <text:p/>
        </draw:line>
        <draw:line draw:style-name="gr4" draw:text-style-name="P1" draw:layer="layout" svg:x1="4.5cm" svg:y1="2cm" svg:x2="6cm" svg:y2="2cm">
          <text:p/>
        </draw:line>
        <draw:line draw:style-name="gr6" draw:text-style-name="P1" draw:layer="layout" svg:x1="4cm" svg:y1="2.75cm" svg:x2="4.5cm" svg:y2="2cm">
          <text:p/>
        </draw:line>
        <draw:line draw:style-name="gr3" draw:text-style-name="P1" draw:layer="layout" svg:x1="4.15cm" svg:y1="2.75cm" svg:x2="4.65cm" svg:y2="2cm">
          <text:p/>
        </draw:line>
        <draw:line draw:style-name="gr3" draw:text-style-name="P1" draw:layer="layout" svg:x1="4.3cm" svg:y1="2.75cm" svg:x2="4.8cm" svg:y2="2cm">
          <text:p/>
        </draw:line>
        <draw:line draw:style-name="gr3" draw:text-style-name="P1" draw:layer="layout" svg:x1="4.45cm" svg:y1="2.75cm" svg:x2="4.95cm" svg:y2="2cm">
          <text:p/>
        </draw:line>
        <draw:line draw:style-name="gr3" draw:text-style-name="P1" draw:layer="layout" svg:x1="4.6cm" svg:y1="2.75cm" svg:x2="5.1cm" svg:y2="2cm">
          <text:p/>
        </draw:line>
        <draw:line draw:style-name="gr3" draw:text-style-name="P1" draw:layer="layout" svg:x1="4.75cm" svg:y1="2.75cm" svg:x2="5.25cm" svg:y2="2cm">
          <text:p/>
        </draw:line>
        <draw:line draw:style-name="gr3" draw:text-style-name="P1" draw:layer="layout" svg:x1="4.9cm" svg:y1="2.75cm" svg:x2="5.4cm" svg:y2="2cm">
          <text:p/>
        </draw:line>
        <draw:line draw:style-name="gr3" draw:text-style-name="P1" draw:layer="layout" svg:x1="5.05cm" svg:y1="2.75cm" svg:x2="5.55cm" svg:y2="2cm">
          <text:p/>
        </draw:line>
        <draw:line draw:style-name="gr3" draw:text-style-name="P1" draw:layer="layout" svg:x1="5.2cm" svg:y1="2.75cm" svg:x2="5.7cm" svg:y2="2cm">
          <text:p/>
        </draw:line>
        <draw:line draw:style-name="gr3" draw:text-style-name="P1" draw:layer="layout" svg:x1="5.375cm" svg:y1="2.75cm" svg:x2="5.875cm" svg:y2="2cm">
          <text:p/>
        </draw:line>
        <draw:line draw:style-name="gr3" draw:text-style-name="P1" draw:layer="layout" svg:x1="5.5cm" svg:y1="2.9cm" svg:x2="6cm" svg:y2="2.15cm">
          <text:p/>
        </draw:line>
        <draw:line draw:style-name="gr3" draw:text-style-name="P1" draw:layer="layout" svg:x1="5.5cm" svg:y1="3.05cm" svg:x2="6cm" svg:y2="2.3cm">
          <text:p/>
        </draw:line>
        <draw:line draw:style-name="gr3" draw:text-style-name="P1" draw:layer="layout" svg:x1="5.5cm" svg:y1="3.2cm" svg:x2="6cm" svg:y2="2.45cm">
          <text:p/>
        </draw:line>
        <draw:line draw:style-name="gr3" draw:text-style-name="P1" draw:layer="layout" svg:x1="5.5cm" svg:y1="3.35cm" svg:x2="6cm" svg:y2="2.6cm">
          <text:p/>
        </draw:line>
        <draw:line draw:style-name="gr3" draw:text-style-name="P1" draw:layer="layout" svg:x1="5.5cm" svg:y1="3.5cm" svg:x2="6cm" svg:y2="2.75cm">
          <text:p/>
        </draw:line>
        <draw:line draw:style-name="gr3" draw:text-style-name="P1" draw:layer="layout" svg:x1="5.5cm" svg:y1="3.65cm" svg:x2="6cm" svg:y2="2.9cm">
          <text:p/>
        </draw:line>
        <draw:line draw:style-name="gr3" draw:text-style-name="P1" draw:layer="layout" svg:x1="5.5cm" svg:y1="3.8cm" svg:x2="6cm" svg:y2="3.05cm">
          <text:p/>
        </draw:line>
        <draw:line draw:style-name="gr3" draw:text-style-name="P1" draw:layer="layout" svg:x1="5.5cm" svg:y1="3.95cm" svg:x2="6cm" svg:y2="3.2cm">
          <text:p/>
        </draw:line>
        <draw:line draw:style-name="gr3" draw:text-style-name="P1" draw:layer="layout" svg:x1="5.5cm" svg:y1="4.1cm" svg:x2="6cm" svg:y2="3.35cm">
          <text:p/>
        </draw:line>
        <draw:line draw:style-name="gr3" draw:text-style-name="P1" draw:layer="layout" svg:x1="4.25cm" svg:y1="2.375cm" svg:x2="5.75cm" svg:y2="2.375cm">
          <text:p/>
        </draw:line>
        <draw:line draw:style-name="gr3" draw:text-style-name="P1" draw:layer="layout" svg:x1="4.3cm" svg:y1="2.3cm" svg:x2="5.8cm" svg:y2="2.3cm">
          <text:p/>
        </draw:line>
        <draw:line draw:style-name="gr3" draw:text-style-name="P1" draw:layer="layout" svg:x1="4.35cm" svg:y1="2.225cm" svg:x2="5.85cm" svg:y2="2.225cm">
          <text:p/>
        </draw:line>
        <draw:line draw:style-name="gr3" draw:text-style-name="P1" draw:layer="layout" svg:x1="4.4cm" svg:y1="2.15cm" svg:x2="5.9cm" svg:y2="2.15cm">
          <text:p/>
        </draw:line>
        <draw:line draw:style-name="gr3" draw:text-style-name="P1" draw:layer="layout" svg:x1="4.45cm" svg:y1="2.075cm" svg:x2="5.95cm" svg:y2="2.075cm">
          <text:p/>
        </draw:line>
        <draw:line draw:style-name="gr3" draw:text-style-name="P1" draw:layer="layout" svg:x1="4.2cm" svg:y1="2.45cm" svg:x2="5.7cm" svg:y2="2.45cm">
          <text:p/>
        </draw:line>
        <draw:line draw:style-name="gr3" draw:text-style-name="P1" draw:layer="layout" svg:x1="4.15cm" svg:y1="2.525cm" svg:x2="5.65cm" svg:y2="2.525cm">
          <text:p/>
        </draw:line>
        <draw:line draw:style-name="gr3" draw:text-style-name="P1" draw:layer="layout" svg:x1="4.1cm" svg:y1="2.6cm" svg:x2="5.6cm" svg:y2="2.6cm">
          <text:p/>
        </draw:line>
        <draw:line draw:style-name="gr3" draw:text-style-name="P1" draw:layer="layout" svg:x1="4.05cm" svg:y1="2.675cm" svg:x2="5.55cm" svg:y2="2.675cm">
          <text:p/>
        </draw:line>
        <draw:line draw:style-name="gr3" draw:text-style-name="P1" draw:layer="layout" svg:x1="5.75cm" svg:y1="2.375cm" svg:x2="5.75cm" svg:y2="3.875cm">
          <text:p/>
        </draw:line>
        <draw:line draw:style-name="gr3" draw:text-style-name="P1" draw:layer="layout" svg:x1="5.7cm" svg:y1="2.45cm" svg:x2="5.7cm" svg:y2="3.95cm">
          <text:p/>
        </draw:line>
        <draw:line draw:style-name="gr3" draw:text-style-name="P1" draw:layer="layout" svg:x1="5.65cm" svg:y1="2.525cm" svg:x2="5.65cm" svg:y2="4.025cm">
          <text:p/>
        </draw:line>
        <draw:line draw:style-name="gr3" draw:text-style-name="P1" draw:layer="layout" svg:x1="5.6cm" svg:y1="2.6cm" svg:x2="5.6cm" svg:y2="4.1cm">
          <text:p/>
        </draw:line>
        <draw:line draw:style-name="gr3" draw:text-style-name="P1" draw:layer="layout" svg:x1="5.55cm" svg:y1="2.675cm" svg:x2="5.55cm" svg:y2="4.175cm">
          <text:p/>
        </draw:line>
        <draw:line draw:style-name="gr3" draw:text-style-name="P1" draw:layer="layout" svg:x1="5.8cm" svg:y1="2.3cm" svg:x2="5.8cm" svg:y2="3.8cm">
          <text:p/>
        </draw:line>
        <draw:line draw:style-name="gr3" draw:text-style-name="P1" draw:layer="layout" svg:x1="5.85cm" svg:y1="2.225cm" svg:x2="5.85cm" svg:y2="3.725cm">
          <text:p/>
        </draw:line>
        <draw:line draw:style-name="gr3" draw:text-style-name="P1" draw:layer="layout" svg:x1="5.9cm" svg:y1="2.15cm" svg:x2="5.9cm" svg:y2="3.65cm">
          <text:p/>
        </draw:line>
        <draw:line draw:style-name="gr3" draw:text-style-name="P1" draw:layer="layout" svg:x1="5.95cm" svg:y1="2.075cm" svg:x2="5.95cm" svg:y2="3.575cm">
          <text:p/>
        </draw:line>
        <draw:custom-shape draw:style-name="gr7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2cm" svg:viewBox="0 0 2000 750" draw:points="0,750 500,0 2000,0 1500,750">
          <text:p/>
        </draw:polygon>
        <draw:polygon draw:style-name="gr8" draw:text-style-name="P3" draw:layer="layout" svg:width="0.499cm" svg:height="2.249cm" svg:x="5.5cm" svg:y="2cm" svg:viewBox="0 0 500 2250" draw:points="0,750 0,2250 500,1500 500,0">
          <text:p/>
        </draw:polygon>
        <draw:line draw:style-name="gr3" draw:text-style-name="P1" draw:layer="layout" svg:x1="1.75cm" svg:y1="5.244cm" svg:x2="2.25cm" svg:y2="4.494cm">
          <text:p/>
        </draw:line>
        <draw:line draw:style-name="gr4" draw:text-style-name="P1" draw:layer="layout" svg:x1="3.25cm" svg:y1="5.244cm" svg:x2="3.75cm" svg:y2="4.494cm">
          <text:p/>
        </draw:line>
        <draw:line draw:style-name="gr5" draw:text-style-name="P1" draw:layer="layout" svg:x1="3.25cm" svg:y1="6.744cm" svg:x2="3.75cm" svg:y2="5.994cm">
          <text:p/>
        </draw:line>
        <draw:line draw:style-name="gr4" draw:text-style-name="P1" draw:layer="layout" svg:x1="3.75cm" svg:y1="4.494cm" svg:x2="3.75cm" svg:y2="5.994cm">
          <text:p/>
        </draw:line>
        <draw:line draw:style-name="gr4" draw:text-style-name="P1" draw:layer="layout" svg:x1="2.25cm" svg:y1="4.494cm" svg:x2="3.75cm" svg:y2="4.494cm">
          <text:p/>
        </draw:line>
        <draw:line draw:style-name="gr3" draw:text-style-name="P1" draw:layer="layout" svg:x1="1.9cm" svg:y1="5.244cm" svg:x2="2.4cm" svg:y2="4.494cm">
          <text:p/>
        </draw:line>
        <draw:line draw:style-name="gr3" draw:text-style-name="P1" draw:layer="layout" svg:x1="2.05cm" svg:y1="5.244cm" svg:x2="2.55cm" svg:y2="4.494cm">
          <text:p/>
        </draw:line>
        <draw:line draw:style-name="gr3" draw:text-style-name="P1" draw:layer="layout" svg:x1="2.2cm" svg:y1="5.244cm" svg:x2="2.7cm" svg:y2="4.494cm">
          <text:p/>
        </draw:line>
        <draw:line draw:style-name="gr3" draw:text-style-name="P1" draw:layer="layout" svg:x1="2.35cm" svg:y1="5.244cm" svg:x2="2.85cm" svg:y2="4.494cm">
          <text:p/>
        </draw:line>
        <draw:line draw:style-name="gr3" draw:text-style-name="P1" draw:layer="layout" svg:x1="2.5cm" svg:y1="5.244cm" svg:x2="3cm" svg:y2="4.494cm">
          <text:p/>
        </draw:line>
        <draw:line draw:style-name="gr3" draw:text-style-name="P1" draw:layer="layout" svg:x1="2.65cm" svg:y1="5.244cm" svg:x2="3.15cm" svg:y2="4.494cm">
          <text:p/>
        </draw:line>
        <draw:line draw:style-name="gr3" draw:text-style-name="P1" draw:layer="layout" svg:x1="2.8cm" svg:y1="5.244cm" svg:x2="3.3cm" svg:y2="4.494cm">
          <text:p/>
        </draw:line>
        <draw:line draw:style-name="gr3" draw:text-style-name="P1" draw:layer="layout" svg:x1="2.95cm" svg:y1="5.244cm" svg:x2="3.45cm" svg:y2="4.494cm">
          <text:p/>
        </draw:line>
        <draw:line draw:style-name="gr3" draw:text-style-name="P1" draw:layer="layout" svg:x1="3.125cm" svg:y1="5.244cm" svg:x2="3.625cm" svg:y2="4.494cm">
          <text:p/>
        </draw:line>
        <draw:line draw:style-name="gr3" draw:text-style-name="P1" draw:layer="layout" svg:x1="3.25cm" svg:y1="5.394cm" svg:x2="3.75cm" svg:y2="4.644cm">
          <text:p/>
        </draw:line>
        <draw:line draw:style-name="gr3" draw:text-style-name="P1" draw:layer="layout" svg:x1="3.25cm" svg:y1="5.544cm" svg:x2="3.75cm" svg:y2="4.794cm">
          <text:p/>
        </draw:line>
        <draw:line draw:style-name="gr3" draw:text-style-name="P1" draw:layer="layout" svg:x1="3.25cm" svg:y1="5.694cm" svg:x2="3.75cm" svg:y2="4.944cm">
          <text:p/>
        </draw:line>
        <draw:line draw:style-name="gr3" draw:text-style-name="P1" draw:layer="layout" svg:x1="3.25cm" svg:y1="5.844cm" svg:x2="3.75cm" svg:y2="5.094cm">
          <text:p/>
        </draw:line>
        <draw:line draw:style-name="gr3" draw:text-style-name="P1" draw:layer="layout" svg:x1="3.25cm" svg:y1="5.994cm" svg:x2="3.75cm" svg:y2="5.244cm">
          <text:p/>
        </draw:line>
        <draw:line draw:style-name="gr3" draw:text-style-name="P1" draw:layer="layout" svg:x1="3.25cm" svg:y1="6.144cm" svg:x2="3.75cm" svg:y2="5.394cm">
          <text:p/>
        </draw:line>
        <draw:line draw:style-name="gr3" draw:text-style-name="P1" draw:layer="layout" svg:x1="3.25cm" svg:y1="6.294cm" svg:x2="3.75cm" svg:y2="5.544cm">
          <text:p/>
        </draw:line>
        <draw:line draw:style-name="gr3" draw:text-style-name="P1" draw:layer="layout" svg:x1="3.25cm" svg:y1="6.444cm" svg:x2="3.75cm" svg:y2="5.694cm">
          <text:p/>
        </draw:line>
        <draw:line draw:style-name="gr3" draw:text-style-name="P1" draw:layer="layout" svg:x1="3.25cm" svg:y1="6.594cm" svg:x2="3.75cm" svg:y2="5.844cm">
          <text:p/>
        </draw:line>
        <draw:line draw:style-name="gr3" draw:text-style-name="P1" draw:layer="layout" svg:x1="2cm" svg:y1="4.869cm" svg:x2="3.5cm" svg:y2="4.869cm">
          <text:p/>
        </draw:line>
        <draw:line draw:style-name="gr3" draw:text-style-name="P1" draw:layer="layout" svg:x1="2.05cm" svg:y1="4.794cm" svg:x2="3.55cm" svg:y2="4.794cm">
          <text:p/>
        </draw:line>
        <draw:line draw:style-name="gr3" draw:text-style-name="P1" draw:layer="layout" svg:x1="2.1cm" svg:y1="4.719cm" svg:x2="3.6cm" svg:y2="4.719cm">
          <text:p/>
        </draw:line>
        <draw:line draw:style-name="gr3" draw:text-style-name="P1" draw:layer="layout" svg:x1="2.15cm" svg:y1="4.644cm" svg:x2="3.65cm" svg:y2="4.644cm">
          <text:p/>
        </draw:line>
        <draw:line draw:style-name="gr3" draw:text-style-name="P1" draw:layer="layout" svg:x1="2.2cm" svg:y1="4.569cm" svg:x2="3.7cm" svg:y2="4.569cm">
          <text:p/>
        </draw:line>
        <draw:line draw:style-name="gr3" draw:text-style-name="P1" draw:layer="layout" svg:x1="1.95cm" svg:y1="4.944cm" svg:x2="3.45cm" svg:y2="4.944cm">
          <text:p/>
        </draw:line>
        <draw:line draw:style-name="gr3" draw:text-style-name="P1" draw:layer="layout" svg:x1="1.9cm" svg:y1="5.019cm" svg:x2="3.4cm" svg:y2="5.019cm">
          <text:p/>
        </draw:line>
        <draw:line draw:style-name="gr3" draw:text-style-name="P1" draw:layer="layout" svg:x1="1.85cm" svg:y1="5.094cm" svg:x2="3.35cm" svg:y2="5.094cm">
          <text:p/>
        </draw:line>
        <draw:line draw:style-name="gr3" draw:text-style-name="P1" draw:layer="layout" svg:x1="1.8cm" svg:y1="5.169cm" svg:x2="3.3cm" svg:y2="5.169cm">
          <text:p/>
        </draw:line>
        <draw:line draw:style-name="gr3" draw:text-style-name="P1" draw:layer="layout" svg:x1="3.5cm" svg:y1="4.869cm" svg:x2="3.5cm" svg:y2="6.369cm">
          <text:p/>
        </draw:line>
        <draw:line draw:style-name="gr3" draw:text-style-name="P1" draw:layer="layout" svg:x1="3.45cm" svg:y1="4.944cm" svg:x2="3.45cm" svg:y2="6.444cm">
          <text:p/>
        </draw:line>
        <draw:line draw:style-name="gr3" draw:text-style-name="P1" draw:layer="layout" svg:x1="3.4cm" svg:y1="5.019cm" svg:x2="3.4cm" svg:y2="6.519cm">
          <text:p/>
        </draw:line>
        <draw:line draw:style-name="gr3" draw:text-style-name="P1" draw:layer="layout" svg:x1="3.35cm" svg:y1="5.094cm" svg:x2="3.35cm" svg:y2="6.594cm">
          <text:p/>
        </draw:line>
        <draw:line draw:style-name="gr3" draw:text-style-name="P1" draw:layer="layout" svg:x1="3.3cm" svg:y1="5.169cm" svg:x2="3.3cm" svg:y2="6.669cm">
          <text:p/>
        </draw:line>
        <draw:line draw:style-name="gr3" draw:text-style-name="P1" draw:layer="layout" svg:x1="3.55cm" svg:y1="4.794cm" svg:x2="3.55cm" svg:y2="6.294cm">
          <text:p/>
        </draw:line>
        <draw:line draw:style-name="gr3" draw:text-style-name="P1" draw:layer="layout" svg:x1="3.6cm" svg:y1="4.719cm" svg:x2="3.6cm" svg:y2="6.219cm">
          <text:p/>
        </draw:line>
        <draw:line draw:style-name="gr3" draw:text-style-name="P1" draw:layer="layout" svg:x1="3.65cm" svg:y1="4.644cm" svg:x2="3.65cm" svg:y2="6.144cm">
          <text:p/>
        </draw:line>
        <draw:line draw:style-name="gr3" draw:text-style-name="P1" draw:layer="layout" svg:x1="3.7cm" svg:y1="4.569cm" svg:x2="3.7cm" svg:y2="6.069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4.494cm" svg:viewBox="0 0 2000 750" draw:points="0,750 500,0 2000,0 1500,750">
          <text:p/>
        </draw:polygon>
        <draw:polygon draw:style-name="gr8" draw:text-style-name="P3" draw:layer="layout" svg:width="0.499cm" svg:height="2.249cm" svg:x="3.25cm" svg:y="4.494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custom-shape draw:style-name="gr9" draw:text-style-name="P4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85cm" svg:y1="13.244cm" svg:x2="2.85cm" svg:y2="11.742cm">
            <text:p/>
          </draw:line>
          <draw:line draw:style-name="gr1" draw:text-style-name="P1" draw:layer="layout" svg:x1="2.7cm" svg:y1="13.244cm" svg:x2="2.7cm" svg:y2="11.742cm">
            <text:p/>
          </draw:line>
          <draw:line draw:style-name="gr1" draw:text-style-name="P1" draw:layer="layout" svg:x1="2.55cm" svg:y1="13.244cm" svg:x2="2.55cm" svg:y2="11.742cm">
            <text:p/>
          </draw:line>
          <draw:line draw:style-name="gr1" draw:text-style-name="P1" draw:layer="layout" svg:x1="2.4cm" svg:y1="13.244cm" svg:x2="2.4cm" svg:y2="11.742cm">
            <text:p/>
          </draw:line>
          <draw:line draw:style-name="gr1" draw:text-style-name="P1" draw:layer="layout" svg:x1="2.25cm" svg:y1="13.244cm" svg:x2="2.25cm" svg:y2="11.742cm">
            <text:p/>
          </draw:line>
          <draw:line draw:style-name="gr1" draw:text-style-name="P1" draw:layer="layout" svg:x1="2.1cm" svg:y1="13.244cm" svg:x2="2.1cm" svg:y2="11.742cm">
            <text:p/>
          </draw:line>
          <draw:line draw:style-name="gr1" draw:text-style-name="P1" draw:layer="layout" svg:x1="1.95cm" svg:y1="13.244cm" svg:x2="1.95cm" svg:y2="11.742cm">
            <text:p/>
          </draw:line>
          <draw:line draw:style-name="gr1" draw:text-style-name="P1" draw:layer="layout" svg:x1="1.8cm" svg:y1="13.244cm" svg:x2="1.8cm" svg:y2="11.742cm">
            <text:p/>
          </draw:line>
          <draw:line draw:style-name="gr1" draw:text-style-name="P1" draw:layer="layout" svg:x1="1.65cm" svg:y1="13.244cm" svg:x2="1.65cm" svg:y2="11.742cm">
            <text:p/>
          </draw:line>
          <draw:line draw:style-name="gr1" draw:text-style-name="P1" draw:layer="layout" svg:x1="3cm" svg:y1="11.893cm" svg:x2="1.5cm" svg:y2="11.893cm">
            <text:p/>
          </draw:line>
          <draw:line draw:style-name="gr1" draw:text-style-name="P1" draw:layer="layout" svg:x1="3cm" svg:y1="12.043cm" svg:x2="1.5cm" svg:y2="12.043cm">
            <text:p/>
          </draw:line>
          <draw:line draw:style-name="gr1" draw:text-style-name="P1" draw:layer="layout" svg:x1="3cm" svg:y1="12.193cm" svg:x2="1.5cm" svg:y2="12.193cm">
            <text:p/>
          </draw:line>
          <draw:line draw:style-name="gr1" draw:text-style-name="P1" draw:layer="layout" svg:x1="3cm" svg:y1="12.344cm" svg:x2="1.5cm" svg:y2="12.344cm">
            <text:p/>
          </draw:line>
          <draw:line draw:style-name="gr1" draw:text-style-name="P1" draw:layer="layout" svg:x1="3cm" svg:y1="12.494cm" svg:x2="1.5cm" svg:y2="12.494cm">
            <text:p/>
          </draw:line>
          <draw:line draw:style-name="gr1" draw:text-style-name="P1" draw:layer="layout" svg:x1="3cm" svg:y1="12.644cm" svg:x2="1.5cm" svg:y2="12.644cm">
            <text:p/>
          </draw:line>
          <draw:line draw:style-name="gr1" draw:text-style-name="P1" draw:layer="layout" svg:x1="3cm" svg:y1="12.794cm" svg:x2="1.5cm" svg:y2="12.794cm">
            <text:p/>
          </draw:line>
          <draw:line draw:style-name="gr1" draw:text-style-name="P1" draw:layer="layout" svg:x1="3cm" svg:y1="12.944cm" svg:x2="1.5cm" svg:y2="12.944cm">
            <text:p/>
          </draw:line>
          <draw:line draw:style-name="gr1" draw:text-style-name="P1" draw:layer="layout" svg:x1="3cm" svg:y1="13.094cm" svg:x2="1.5cm" svg:y2="13.094cm">
            <text:p/>
          </draw:line>
          <draw:custom-shape draw:style-name="gr2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cm" svg:y1="11.744cm" svg:x2="2cm" svg:y2="10.994cm">
          <text:p/>
        </draw:line>
        <draw:line draw:style-name="gr4" draw:text-style-name="P1" draw:layer="layout" svg:x1="3cm" svg:y1="11.744cm" svg:x2="3.5cm" svg:y2="10.994cm">
          <text:p/>
        </draw:line>
        <draw:line draw:style-name="gr5" draw:text-style-name="P1" draw:layer="layout" svg:x1="3cm" svg:y1="13.244cm" svg:x2="3.5cm" svg:y2="12.494cm">
          <text:p/>
        </draw:line>
        <draw:line draw:style-name="gr4" draw:text-style-name="P1" draw:layer="layout" svg:x1="3.5cm" svg:y1="10.994cm" svg:x2="3.5cm" svg:y2="12.494cm">
          <text:p/>
        </draw:line>
        <draw:line draw:style-name="gr4" draw:text-style-name="P1" draw:layer="layout" svg:x1="2cm" svg:y1="10.994cm" svg:x2="3.5cm" svg:y2="10.994cm">
          <text:p/>
        </draw:line>
        <draw:line draw:style-name="gr6" draw:text-style-name="P1" draw:layer="layout" svg:x1="1.5cm" svg:y1="11.744cm" svg:x2="2cm" svg:y2="10.994cm">
          <text:p/>
        </draw:line>
        <draw:line draw:style-name="gr3" draw:text-style-name="P1" draw:layer="layout" svg:x1="1.65cm" svg:y1="11.744cm" svg:x2="2.15cm" svg:y2="10.994cm">
          <text:p/>
        </draw:line>
        <draw:line draw:style-name="gr3" draw:text-style-name="P1" draw:layer="layout" svg:x1="1.8cm" svg:y1="11.744cm" svg:x2="2.3cm" svg:y2="10.994cm">
          <text:p/>
        </draw:line>
        <draw:line draw:style-name="gr3" draw:text-style-name="P1" draw:layer="layout" svg:x1="1.95cm" svg:y1="11.744cm" svg:x2="2.45cm" svg:y2="10.994cm">
          <text:p/>
        </draw:line>
        <draw:line draw:style-name="gr3" draw:text-style-name="P1" draw:layer="layout" svg:x1="2.1cm" svg:y1="11.744cm" svg:x2="2.6cm" svg:y2="10.994cm">
          <text:p/>
        </draw:line>
        <draw:line draw:style-name="gr3" draw:text-style-name="P1" draw:layer="layout" svg:x1="2.25cm" svg:y1="11.744cm" svg:x2="2.75cm" svg:y2="10.994cm">
          <text:p/>
        </draw:line>
        <draw:line draw:style-name="gr3" draw:text-style-name="P1" draw:layer="layout" svg:x1="2.4cm" svg:y1="11.744cm" svg:x2="2.9cm" svg:y2="10.994cm">
          <text:p/>
        </draw:line>
        <draw:line draw:style-name="gr3" draw:text-style-name="P1" draw:layer="layout" svg:x1="2.55cm" svg:y1="11.744cm" svg:x2="3.05cm" svg:y2="10.994cm">
          <text:p/>
        </draw:line>
        <draw:line draw:style-name="gr3" draw:text-style-name="P1" draw:layer="layout" svg:x1="2.7cm" svg:y1="11.744cm" svg:x2="3.2cm" svg:y2="10.994cm">
          <text:p/>
        </draw:line>
        <draw:line draw:style-name="gr3" draw:text-style-name="P1" draw:layer="layout" svg:x1="2.875cm" svg:y1="11.744cm" svg:x2="3.375cm" svg:y2="10.994cm">
          <text:p/>
        </draw:line>
        <draw:line draw:style-name="gr3" draw:text-style-name="P1" draw:layer="layout" svg:x1="3cm" svg:y1="11.894cm" svg:x2="3.5cm" svg:y2="11.144cm">
          <text:p/>
        </draw:line>
        <draw:line draw:style-name="gr3" draw:text-style-name="P1" draw:layer="layout" svg:x1="3cm" svg:y1="12.044cm" svg:x2="3.5cm" svg:y2="11.294cm">
          <text:p/>
        </draw:line>
        <draw:line draw:style-name="gr3" draw:text-style-name="P1" draw:layer="layout" svg:x1="3cm" svg:y1="12.194cm" svg:x2="3.5cm" svg:y2="11.444cm">
          <text:p/>
        </draw:line>
        <draw:line draw:style-name="gr3" draw:text-style-name="P1" draw:layer="layout" svg:x1="3cm" svg:y1="12.344cm" svg:x2="3.5cm" svg:y2="11.594cm">
          <text:p/>
        </draw:line>
        <draw:line draw:style-name="gr3" draw:text-style-name="P1" draw:layer="layout" svg:x1="3cm" svg:y1="12.494cm" svg:x2="3.5cm" svg:y2="11.744cm">
          <text:p/>
        </draw:line>
        <draw:line draw:style-name="gr3" draw:text-style-name="P1" draw:layer="layout" svg:x1="3cm" svg:y1="12.644cm" svg:x2="3.5cm" svg:y2="11.894cm">
          <text:p/>
        </draw:line>
        <draw:line draw:style-name="gr3" draw:text-style-name="P1" draw:layer="layout" svg:x1="3cm" svg:y1="12.794cm" svg:x2="3.5cm" svg:y2="12.044cm">
          <text:p/>
        </draw:line>
        <draw:line draw:style-name="gr3" draw:text-style-name="P1" draw:layer="layout" svg:x1="3cm" svg:y1="12.944cm" svg:x2="3.5cm" svg:y2="12.194cm">
          <text:p/>
        </draw:line>
        <draw:line draw:style-name="gr3" draw:text-style-name="P1" draw:layer="layout" svg:x1="3cm" svg:y1="13.094cm" svg:x2="3.5cm" svg:y2="12.344cm">
          <text:p/>
        </draw:line>
        <draw:line draw:style-name="gr3" draw:text-style-name="P1" draw:layer="layout" svg:x1="1.75cm" svg:y1="11.369cm" svg:x2="3.25cm" svg:y2="11.369cm">
          <text:p/>
        </draw:line>
        <draw:line draw:style-name="gr3" draw:text-style-name="P1" draw:layer="layout" svg:x1="1.8cm" svg:y1="11.294cm" svg:x2="3.3cm" svg:y2="11.294cm">
          <text:p/>
        </draw:line>
        <draw:line draw:style-name="gr3" draw:text-style-name="P1" draw:layer="layout" svg:x1="1.85cm" svg:y1="11.219cm" svg:x2="3.35cm" svg:y2="11.219cm">
          <text:p/>
        </draw:line>
        <draw:line draw:style-name="gr3" draw:text-style-name="P1" draw:layer="layout" svg:x1="1.9cm" svg:y1="11.144cm" svg:x2="3.4cm" svg:y2="11.144cm">
          <text:p/>
        </draw:line>
        <draw:line draw:style-name="gr3" draw:text-style-name="P1" draw:layer="layout" svg:x1="1.95cm" svg:y1="11.069cm" svg:x2="3.45cm" svg:y2="11.069cm">
          <text:p/>
        </draw:line>
        <draw:line draw:style-name="gr3" draw:text-style-name="P1" draw:layer="layout" svg:x1="1.7cm" svg:y1="11.444cm" svg:x2="3.2cm" svg:y2="11.444cm">
          <text:p/>
        </draw:line>
        <draw:line draw:style-name="gr3" draw:text-style-name="P1" draw:layer="layout" svg:x1="1.65cm" svg:y1="11.519cm" svg:x2="3.15cm" svg:y2="11.519cm">
          <text:p/>
        </draw:line>
        <draw:line draw:style-name="gr3" draw:text-style-name="P1" draw:layer="layout" svg:x1="1.6cm" svg:y1="11.594cm" svg:x2="3.1cm" svg:y2="11.594cm">
          <text:p/>
        </draw:line>
        <draw:line draw:style-name="gr3" draw:text-style-name="P1" draw:layer="layout" svg:x1="1.55cm" svg:y1="11.669cm" svg:x2="3.05cm" svg:y2="11.669cm">
          <text:p/>
        </draw:line>
        <draw:line draw:style-name="gr3" draw:text-style-name="P1" draw:layer="layout" svg:x1="3.25cm" svg:y1="11.369cm" svg:x2="3.25cm" svg:y2="12.869cm">
          <text:p/>
        </draw:line>
        <draw:line draw:style-name="gr3" draw:text-style-name="P1" draw:layer="layout" svg:x1="3.2cm" svg:y1="11.444cm" svg:x2="3.2cm" svg:y2="12.944cm">
          <text:p/>
        </draw:line>
        <draw:line draw:style-name="gr3" draw:text-style-name="P1" draw:layer="layout" svg:x1="3.15cm" svg:y1="11.519cm" svg:x2="3.15cm" svg:y2="13.019cm">
          <text:p/>
        </draw:line>
        <draw:line draw:style-name="gr3" draw:text-style-name="P1" draw:layer="layout" svg:x1="3.1cm" svg:y1="11.594cm" svg:x2="3.1cm" svg:y2="13.094cm">
          <text:p/>
        </draw:line>
        <draw:line draw:style-name="gr3" draw:text-style-name="P1" draw:layer="layout" svg:x1="3.05cm" svg:y1="11.669cm" svg:x2="3.05cm" svg:y2="13.169cm">
          <text:p/>
        </draw:line>
        <draw:line draw:style-name="gr3" draw:text-style-name="P1" draw:layer="layout" svg:x1="3.3cm" svg:y1="11.294cm" svg:x2="3.3cm" svg:y2="12.794cm">
          <text:p/>
        </draw:line>
        <draw:line draw:style-name="gr3" draw:text-style-name="P1" draw:layer="layout" svg:x1="3.35cm" svg:y1="11.219cm" svg:x2="3.35cm" svg:y2="12.719cm">
          <text:p/>
        </draw:line>
        <draw:line draw:style-name="gr3" draw:text-style-name="P1" draw:layer="layout" svg:x1="3.4cm" svg:y1="11.144cm" svg:x2="3.4cm" svg:y2="12.644cm">
          <text:p/>
        </draw:line>
        <draw:line draw:style-name="gr3" draw:text-style-name="P1" draw:layer="layout" svg:x1="3.45cm" svg:y1="11.069cm" svg:x2="3.45cm" svg:y2="12.569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cm" svg:y="10.994cm" svg:viewBox="0 0 2000 750" draw:points="0,750 500,0 2000,0 1500,750">
          <text:p/>
        </draw:polygon>
        <draw:polygon draw:style-name="gr8" draw:text-style-name="P3" draw:layer="layout" svg:width="0.499cm" svg:height="2.249cm" svg:x="3cm" svg:y="10.994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5.1cm" svg:y1="13.244cm" svg:x2="5.1cm" svg:y2="11.742cm">
            <text:p/>
          </draw:line>
          <draw:line draw:style-name="gr1" draw:text-style-name="P1" draw:layer="layout" svg:x1="4.95cm" svg:y1="13.244cm" svg:x2="4.95cm" svg:y2="11.742cm">
            <text:p/>
          </draw:line>
          <draw:line draw:style-name="gr1" draw:text-style-name="P1" draw:layer="layout" svg:x1="4.8cm" svg:y1="13.244cm" svg:x2="4.8cm" svg:y2="11.742cm">
            <text:p/>
          </draw:line>
          <draw:line draw:style-name="gr1" draw:text-style-name="P1" draw:layer="layout" svg:x1="4.65cm" svg:y1="13.244cm" svg:x2="4.65cm" svg:y2="11.742cm">
            <text:p/>
          </draw:line>
          <draw:line draw:style-name="gr1" draw:text-style-name="P1" draw:layer="layout" svg:x1="4.5cm" svg:y1="13.244cm" svg:x2="4.5cm" svg:y2="11.742cm">
            <text:p/>
          </draw:line>
          <draw:line draw:style-name="gr1" draw:text-style-name="P1" draw:layer="layout" svg:x1="4.35cm" svg:y1="13.244cm" svg:x2="4.35cm" svg:y2="11.742cm">
            <text:p/>
          </draw:line>
          <draw:line draw:style-name="gr1" draw:text-style-name="P1" draw:layer="layout" svg:x1="4.2cm" svg:y1="13.244cm" svg:x2="4.2cm" svg:y2="11.742cm">
            <text:p/>
          </draw:line>
          <draw:line draw:style-name="gr1" draw:text-style-name="P1" draw:layer="layout" svg:x1="4.05cm" svg:y1="13.244cm" svg:x2="4.05cm" svg:y2="11.742cm">
            <text:p/>
          </draw:line>
          <draw:line draw:style-name="gr1" draw:text-style-name="P1" draw:layer="layout" svg:x1="3.9cm" svg:y1="13.244cm" svg:x2="3.9cm" svg:y2="11.742cm">
            <text:p/>
          </draw:line>
          <draw:line draw:style-name="gr1" draw:text-style-name="P1" draw:layer="layout" svg:x1="5.25cm" svg:y1="11.893cm" svg:x2="3.75cm" svg:y2="11.893cm">
            <text:p/>
          </draw:line>
          <draw:line draw:style-name="gr1" draw:text-style-name="P1" draw:layer="layout" svg:x1="5.25cm" svg:y1="12.043cm" svg:x2="3.75cm" svg:y2="12.043cm">
            <text:p/>
          </draw:line>
          <draw:line draw:style-name="gr1" draw:text-style-name="P1" draw:layer="layout" svg:x1="5.25cm" svg:y1="12.193cm" svg:x2="3.75cm" svg:y2="12.193cm">
            <text:p/>
          </draw:line>
          <draw:line draw:style-name="gr1" draw:text-style-name="P1" draw:layer="layout" svg:x1="5.25cm" svg:y1="12.344cm" svg:x2="3.75cm" svg:y2="12.344cm">
            <text:p/>
          </draw:line>
          <draw:line draw:style-name="gr1" draw:text-style-name="P1" draw:layer="layout" svg:x1="5.25cm" svg:y1="12.494cm" svg:x2="3.75cm" svg:y2="12.494cm">
            <text:p/>
          </draw:line>
          <draw:line draw:style-name="gr1" draw:text-style-name="P1" draw:layer="layout" svg:x1="5.25cm" svg:y1="12.644cm" svg:x2="3.75cm" svg:y2="12.644cm">
            <text:p/>
          </draw:line>
          <draw:line draw:style-name="gr1" draw:text-style-name="P1" draw:layer="layout" svg:x1="5.25cm" svg:y1="12.794cm" svg:x2="3.75cm" svg:y2="12.794cm">
            <text:p/>
          </draw:line>
          <draw:line draw:style-name="gr1" draw:text-style-name="P1" draw:layer="layout" svg:x1="5.25cm" svg:y1="12.944cm" svg:x2="3.75cm" svg:y2="12.944cm">
            <text:p/>
          </draw:line>
          <draw:line draw:style-name="gr1" draw:text-style-name="P1" draw:layer="layout" svg:x1="5.25cm" svg:y1="13.094cm" svg:x2="3.75cm" svg:y2="13.094cm">
            <text:p/>
          </draw:line>
          <draw:custom-shape draw:style-name="gr2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75cm" svg:y1="11.744cm" svg:x2="4.25cm" svg:y2="10.994cm">
          <text:p/>
        </draw:line>
        <draw:line draw:style-name="gr4" draw:text-style-name="P1" draw:layer="layout" svg:x1="5.25cm" svg:y1="11.744cm" svg:x2="5.75cm" svg:y2="10.994cm">
          <text:p/>
        </draw:line>
        <draw:line draw:style-name="gr5" draw:text-style-name="P1" draw:layer="layout" svg:x1="5.25cm" svg:y1="13.244cm" svg:x2="5.75cm" svg:y2="12.494cm">
          <text:p/>
        </draw:line>
        <draw:line draw:style-name="gr4" draw:text-style-name="P1" draw:layer="layout" svg:x1="5.75cm" svg:y1="10.994cm" svg:x2="5.75cm" svg:y2="12.494cm">
          <text:p/>
        </draw:line>
        <draw:line draw:style-name="gr4" draw:text-style-name="P1" draw:layer="layout" svg:x1="4.25cm" svg:y1="10.994cm" svg:x2="5.75cm" svg:y2="10.994cm">
          <text:p/>
        </draw:line>
        <draw:line draw:style-name="gr6" draw:text-style-name="P1" draw:layer="layout" svg:x1="3.75cm" svg:y1="11.744cm" svg:x2="4.25cm" svg:y2="10.994cm">
          <text:p/>
        </draw:line>
        <draw:line draw:style-name="gr3" draw:text-style-name="P1" draw:layer="layout" svg:x1="3.9cm" svg:y1="11.744cm" svg:x2="4.4cm" svg:y2="10.994cm">
          <text:p/>
        </draw:line>
        <draw:line draw:style-name="gr3" draw:text-style-name="P1" draw:layer="layout" svg:x1="4.05cm" svg:y1="11.744cm" svg:x2="4.55cm" svg:y2="10.994cm">
          <text:p/>
        </draw:line>
        <draw:line draw:style-name="gr3" draw:text-style-name="P1" draw:layer="layout" svg:x1="4.2cm" svg:y1="11.744cm" svg:x2="4.7cm" svg:y2="10.994cm">
          <text:p/>
        </draw:line>
        <draw:line draw:style-name="gr3" draw:text-style-name="P1" draw:layer="layout" svg:x1="4.35cm" svg:y1="11.744cm" svg:x2="4.85cm" svg:y2="10.994cm">
          <text:p/>
        </draw:line>
        <draw:line draw:style-name="gr3" draw:text-style-name="P1" draw:layer="layout" svg:x1="4.5cm" svg:y1="11.744cm" svg:x2="5cm" svg:y2="10.994cm">
          <text:p/>
        </draw:line>
        <draw:line draw:style-name="gr3" draw:text-style-name="P1" draw:layer="layout" svg:x1="4.65cm" svg:y1="11.744cm" svg:x2="5.15cm" svg:y2="10.994cm">
          <text:p/>
        </draw:line>
        <draw:line draw:style-name="gr3" draw:text-style-name="P1" draw:layer="layout" svg:x1="4.8cm" svg:y1="11.744cm" svg:x2="5.3cm" svg:y2="10.994cm">
          <text:p/>
        </draw:line>
        <draw:line draw:style-name="gr3" draw:text-style-name="P1" draw:layer="layout" svg:x1="4.95cm" svg:y1="11.744cm" svg:x2="5.45cm" svg:y2="10.994cm">
          <text:p/>
        </draw:line>
        <draw:line draw:style-name="gr3" draw:text-style-name="P1" draw:layer="layout" svg:x1="5.125cm" svg:y1="11.744cm" svg:x2="5.625cm" svg:y2="10.994cm">
          <text:p/>
        </draw:line>
        <draw:line draw:style-name="gr3" draw:text-style-name="P1" draw:layer="layout" svg:x1="5.25cm" svg:y1="11.894cm" svg:x2="5.75cm" svg:y2="11.144cm">
          <text:p/>
        </draw:line>
        <draw:line draw:style-name="gr3" draw:text-style-name="P1" draw:layer="layout" svg:x1="5.25cm" svg:y1="12.044cm" svg:x2="5.75cm" svg:y2="11.294cm">
          <text:p/>
        </draw:line>
        <draw:line draw:style-name="gr3" draw:text-style-name="P1" draw:layer="layout" svg:x1="5.25cm" svg:y1="12.194cm" svg:x2="5.75cm" svg:y2="11.444cm">
          <text:p/>
        </draw:line>
        <draw:line draw:style-name="gr3" draw:text-style-name="P1" draw:layer="layout" svg:x1="5.25cm" svg:y1="12.344cm" svg:x2="5.75cm" svg:y2="11.594cm">
          <text:p/>
        </draw:line>
        <draw:line draw:style-name="gr3" draw:text-style-name="P1" draw:layer="layout" svg:x1="5.25cm" svg:y1="12.494cm" svg:x2="5.75cm" svg:y2="11.744cm">
          <text:p/>
        </draw:line>
        <draw:line draw:style-name="gr3" draw:text-style-name="P1" draw:layer="layout" svg:x1="5.25cm" svg:y1="12.644cm" svg:x2="5.75cm" svg:y2="11.894cm">
          <text:p/>
        </draw:line>
        <draw:line draw:style-name="gr3" draw:text-style-name="P1" draw:layer="layout" svg:x1="5.25cm" svg:y1="12.794cm" svg:x2="5.75cm" svg:y2="12.044cm">
          <text:p/>
        </draw:line>
        <draw:line draw:style-name="gr3" draw:text-style-name="P1" draw:layer="layout" svg:x1="5.25cm" svg:y1="12.944cm" svg:x2="5.75cm" svg:y2="12.194cm">
          <text:p/>
        </draw:line>
        <draw:line draw:style-name="gr3" draw:text-style-name="P1" draw:layer="layout" svg:x1="5.25cm" svg:y1="13.094cm" svg:x2="5.75cm" svg:y2="12.344cm">
          <text:p/>
        </draw:line>
        <draw:line draw:style-name="gr3" draw:text-style-name="P1" draw:layer="layout" svg:x1="4cm" svg:y1="11.369cm" svg:x2="5.5cm" svg:y2="11.369cm">
          <text:p/>
        </draw:line>
        <draw:line draw:style-name="gr3" draw:text-style-name="P1" draw:layer="layout" svg:x1="4.05cm" svg:y1="11.294cm" svg:x2="5.55cm" svg:y2="11.294cm">
          <text:p/>
        </draw:line>
        <draw:line draw:style-name="gr3" draw:text-style-name="P1" draw:layer="layout" svg:x1="4.1cm" svg:y1="11.219cm" svg:x2="5.6cm" svg:y2="11.219cm">
          <text:p/>
        </draw:line>
        <draw:line draw:style-name="gr3" draw:text-style-name="P1" draw:layer="layout" svg:x1="4.15cm" svg:y1="11.144cm" svg:x2="5.65cm" svg:y2="11.144cm">
          <text:p/>
        </draw:line>
        <draw:line draw:style-name="gr3" draw:text-style-name="P1" draw:layer="layout" svg:x1="4.2cm" svg:y1="11.069cm" svg:x2="5.7cm" svg:y2="11.069cm">
          <text:p/>
        </draw:line>
        <draw:line draw:style-name="gr3" draw:text-style-name="P1" draw:layer="layout" svg:x1="3.95cm" svg:y1="11.444cm" svg:x2="5.45cm" svg:y2="11.444cm">
          <text:p/>
        </draw:line>
        <draw:line draw:style-name="gr3" draw:text-style-name="P1" draw:layer="layout" svg:x1="3.9cm" svg:y1="11.519cm" svg:x2="5.4cm" svg:y2="11.519cm">
          <text:p/>
        </draw:line>
        <draw:line draw:style-name="gr3" draw:text-style-name="P1" draw:layer="layout" svg:x1="3.85cm" svg:y1="11.594cm" svg:x2="5.35cm" svg:y2="11.594cm">
          <text:p/>
        </draw:line>
        <draw:line draw:style-name="gr3" draw:text-style-name="P1" draw:layer="layout" svg:x1="3.8cm" svg:y1="11.669cm" svg:x2="5.3cm" svg:y2="11.669cm">
          <text:p/>
        </draw:line>
        <draw:line draw:style-name="gr3" draw:text-style-name="P1" draw:layer="layout" svg:x1="5.5cm" svg:y1="11.369cm" svg:x2="5.5cm" svg:y2="12.869cm">
          <text:p/>
        </draw:line>
        <draw:line draw:style-name="gr3" draw:text-style-name="P1" draw:layer="layout" svg:x1="5.45cm" svg:y1="11.444cm" svg:x2="5.45cm" svg:y2="12.944cm">
          <text:p/>
        </draw:line>
        <draw:line draw:style-name="gr3" draw:text-style-name="P1" draw:layer="layout" svg:x1="5.4cm" svg:y1="11.519cm" svg:x2="5.4cm" svg:y2="13.019cm">
          <text:p/>
        </draw:line>
        <draw:line draw:style-name="gr3" draw:text-style-name="P1" draw:layer="layout" svg:x1="5.35cm" svg:y1="11.594cm" svg:x2="5.35cm" svg:y2="13.094cm">
          <text:p/>
        </draw:line>
        <draw:line draw:style-name="gr3" draw:text-style-name="P1" draw:layer="layout" svg:x1="5.3cm" svg:y1="11.669cm" svg:x2="5.3cm" svg:y2="13.169cm">
          <text:p/>
        </draw:line>
        <draw:line draw:style-name="gr3" draw:text-style-name="P1" draw:layer="layout" svg:x1="5.55cm" svg:y1="11.294cm" svg:x2="5.55cm" svg:y2="12.794cm">
          <text:p/>
        </draw:line>
        <draw:line draw:style-name="gr3" draw:text-style-name="P1" draw:layer="layout" svg:x1="5.6cm" svg:y1="11.219cm" svg:x2="5.6cm" svg:y2="12.719cm">
          <text:p/>
        </draw:line>
        <draw:line draw:style-name="gr3" draw:text-style-name="P1" draw:layer="layout" svg:x1="5.65cm" svg:y1="11.144cm" svg:x2="5.65cm" svg:y2="12.644cm">
          <text:p/>
        </draw:line>
        <draw:line draw:style-name="gr3" draw:text-style-name="P1" draw:layer="layout" svg:x1="5.7cm" svg:y1="11.069cm" svg:x2="5.7cm" svg:y2="12.569cm">
          <text:p/>
        </draw:line>
        <draw:custom-shape draw:style-name="gr7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3.75cm" svg:y="10.994cm" svg:viewBox="0 0 2000 750" draw:points="0,750 500,0 2000,0 1500,750">
          <text:p/>
        </draw:polygon>
        <draw:polygon draw:style-name="gr8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5cm" svg:height="3.374cm" svg:x="13.5cm" svg:y="2cm">
          <draw:text-box>
            <text:p text:style-name="P7"><text:span text:style-name="T1">0</text:span><text:span text:style-name="T2">4052</text:span></text:p>
            <text:p text:style-name="P7"><text:span text:style-name="T2">-2457</text:span></text:p>
            <text:p text:style-name="P7"><text:span text:style-name="T1">0000</text:span><text:span text:style-name="T2">5</text:span></text:p>
          </draw:text-box>
        </draw:frame>
        <draw:line draw:style-name="gr13" draw:text-style-name="P1" draw:layer="layout" svg:x1="14cm" svg:y1="4.25cm" svg:x2="16.5cm" svg:y2="4.25cm">
          <text:p/>
        </draw:line>
        <draw:custom-shape draw:style-name="gr14" draw:text-style-name="P1" draw:layer="layout" svg:width="0.75cm" svg:height="2.7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25cm" svg:height="2.25cm" svg:x="9.2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5cm" svg:y1="1.75cm" svg:x2="10.25cm" svg:y2="1.75cm">
          <text:p/>
        </draw:line>
        <draw:frame draw:style-name="gr18" draw:text-style-name="P10" draw:layer="layout" svg:width="0.5cm" svg:height="0.962cm" svg:x="16cm" svg:y="1.75cm">
          <draw:text-box>
            <text:p/>
          </draw:text-box>
        </draw:frame>
        <draw:frame draw:style-name="gr19" draw:text-style-name="P12" draw:layer="layout" svg:width="1.5cm" svg:height="0.75cm" svg:x="15.5cm" svg:y="1.5cm">
          <draw:text-box>
            <text:p text:style-name="P11"><text:span text:style-name="T3"><text:s/></text:span><text:span text:style-name="T3">12</text:span></text:p>
          </draw:text-box>
        </draw:frame>
        <draw:frame draw:style-name="gr19" draw:text-style-name="P12" draw:layer="layout" svg:width="1.5cm" svg:height="0.75cm" svg:x="15cm" svg:y="1.5cm">
          <draw:text-box>
            <text:p text:style-name="P11"><text:span text:style-name="T3"><text:s/></text:span><text:span text:style-name="T3">4</text:span></text:p>
          </draw:text-box>
        </draw:frame>
        <draw:line draw:style-name="gr13" draw:text-style-name="P1" draw:layer="layout" svg:x1="16cm" svg:y1="2.25cm" svg:x2="15.5cm" svg:y2="2.75cm">
          <text:p/>
        </draw:line>
        <draw:line draw:style-name="gr13" draw:text-style-name="P1" draw:layer="layout" svg:x1="16.5cm" svg:y1="2.25cm" svg:x2="16cm" svg:y2="2.75cm">
          <text:p/>
        </draw:line>
        <draw:custom-shape draw:style-name="gr20" draw:text-style-name="P1" draw:layer="layout" svg:width="0.25cm" svg:height="0.756cm" draw:transform="skewX (0.0239110107523223) rotate (0.0239110107523223) translate (16cm 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25cm" svg:y1="18cm" svg:x2="20.59cm" svg:y2="18cm">
          <text:p/>
        </draw:lin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8.739cm" svg:y1="2.508cm" svg:x2="9.489cm" svg:y2="2.008cm">
          <text:p/>
        </draw:line>
        <draw:line draw:style-name="gr21" draw:text-style-name="P1" draw:layer="layout" svg:x1="8.75cm" svg:y1="3.25cm" svg:x2="9.5cm" svg:y2="2.75cm">
          <text:p/>
        </draw:line>
        <draw:line draw:style-name="gr21" draw:text-style-name="P1" draw:layer="layout" svg:x1="9.5cm" svg:y1="2.5cm" svg:x2="10.25cm" svg:y2="2cm">
          <text:p/>
        </draw:line>
        <draw:line draw:style-name="gr21" draw:text-style-name="P1" draw:layer="layout" svg:x1="9.5cm" svg:y1="3.25cm" svg:x2="10.25cm" svg:y2="2.75cm">
          <text:p/>
        </draw:line>
        <draw:line draw:style-name="gr21" draw:text-style-name="P1" draw:layer="layout" svg:x1="10cm" svg:y1="2.5cm" svg:x2="10.75cm" svg:y2="2cm">
          <text:p/>
        </draw:line>
        <draw:line draw:style-name="gr21" draw:text-style-name="P1" draw:layer="layout" svg:x1="10cm" svg:y1="3.25cm" svg:x2="10.75cm" svg:y2="2.75cm">
          <text:p/>
        </draw:line>
        <draw:line draw:style-name="gr21" draw:text-style-name="P1" draw:layer="layout" svg:x1="10.75cm" svg:y1="2.5cm" svg:x2="11.5cm" svg:y2="2cm">
          <text:p/>
        </draw:line>
        <draw:line draw:style-name="gr21" draw:text-style-name="P1" draw:layer="layout" svg:x1="6.25cm" svg:y1="14cm" svg:x2="7cm" svg:y2="13.5cm">
          <text:p/>
        </draw:line>
        <draw:line draw:style-name="gr21" draw:text-style-name="P1" draw:layer="layout" svg:x1="6.25cm" svg:y1="14.75cm" svg:x2="7cm" svg:y2="14.25cm">
          <text:p/>
        </draw:line>
        <draw:line draw:style-name="gr21" draw:text-style-name="P1" draw:layer="layout" svg:x1="7cm" svg:y1="14.75cm" svg:x2="7.75cm" svg:y2="14.25cm">
          <text:p/>
        </draw:line>
        <draw:line draw:style-name="gr21" draw:text-style-name="P1" draw:layer="layout" svg:x1="7cm" svg:y1="14cm" svg:x2="7.75cm" svg:y2="13.5cm">
          <text:p/>
        </draw:line>
        <draw:line draw:style-name="gr21" draw:text-style-name="P1" draw:layer="layout" svg:x1="7.75cm" svg:y1="14cm" svg:x2="8.5cm" svg:y2="13.5cm">
          <text:p/>
        </draw:line>
        <draw:line draw:style-name="gr21" draw:text-style-name="P1" draw:layer="layout" svg:x1="7.75cm" svg:y1="14.75cm" svg:x2="8.5cm" svg:y2="14.25cm">
          <text:p/>
        </draw:line>
        <draw:line draw:style-name="gr21" draw:text-style-name="P1" draw:layer="layout" svg:x1="8.25cm" svg:y1="14cm" svg:x2="9cm" svg:y2="13.5cm">
          <text:p/>
        </draw:line>
        <draw:custom-shape draw:style-name="gr22" draw:text-style-name="P1" draw:layer="layout" svg:width="3cm" svg:height="3.25cm" svg:x="3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167cm" svg:height="1.412cm" svg:x="1.58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91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91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4.33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4.33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5.66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5.66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7.08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7.0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3" draw:text-style-name="P1" draw:layer="layout" svg:width="7.869cm" svg:height="3.966cm" draw:transform="rotate (-3.14159265358979) translate (8.91623451377313cm 11.2560981974642cm)" svg:viewBox="0 0 7870 3967" svg:d="M5224 3871c259-77 473 110 729 94 258-16 519 7 776 0 236-7 464-19 706-47 331-38 341-349 376-565 44-270 57-547 47-823-9-249 0-502 0-752 0-243 27-487 0-729-27-239-101-471-165-706-95-349-492-425-658-259-243 242-421 267-659 306-253 41-471-173-729-94-237 72-485 70-729 118-231 45-476 129-705 70-243-62-469-114-706-118-243-3-484-10-729-23-235-13-473-25-706 47-225 70-469 90-705 71s-468 11-706 23c-232 12-580-36-635 306-39 242-23 486-23 729 0 236 16 469 23 705 8 280 46 529 118 800 72 270-68 603 329 682 237 48 468 122 706 165 254 46 519 11 776 0 259-10 521-25 776-71 241-44 486-88 729-70 238 17 468-17 706-24 237-7 470-15 705-23l235 94 235 70h47">
          <text:p/>
        </draw:path>
        <draw:line draw:style-name="gr24" draw:text-style-name="P1" draw:layer="layout" svg:x1="4.25cm" svg:y1="6.5cm" svg:x2="3.25cm" svg:y2="7.75cm">
          <text:p/>
        </draw:line>
        <draw:line draw:style-name="gr13" draw:text-style-name="P1" draw:layer="layout" svg:x1="15cm" svg:y1="2.25cm" svg:x2="14.25cm" svg:y2="3cm">
          <text:p/>
        </draw:line>
        <draw:line draw:style-name="gr13" draw:text-style-name="P1" draw:layer="layout" svg:x1="15.5cm" svg:y1="2.25cm" svg:x2="14.75cm" svg:y2="3cm">
          <text:p/>
        </draw:line>
        <draw:frame draw:style-name="gr19" draw:text-style-name="P12" draw:layer="layout" svg:width="1.5cm" svg:height="0.75cm" svg:x="14cm" svg:y="1.5cm">
          <draw:text-box>
            <text:p text:style-name="P11"><text:span text:style-name="T3"><text:s/></text:span><text:span text:style-name="T3">3</text:span></text:p>
          </draw:text-box>
        </draw:frame>
        <draw:frame draw:style-name="gr19" draw:text-style-name="P14" draw:layer="layout" svg:width="1.5cm" svg:height="0.75cm" svg:x="14.25cm" svg:y="1.5cm">
          <draw:text-box>
            <text:p text:style-name="P13"><text:span text:style-name="T3"><text:s/></text:span><text:span text:style-name="T3">1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5:09:36.206000000</dc:date>
    <meta:editing-duration>PT2H41M17S</meta:editing-duration>
    <meta:editing-cycles>5</meta:editing-cycles>
    <meta:generator>LibreOffice/7.2.7.2$Windows_X86_64 LibreOffice_project/8d71d29d553c0f7dcbfa38fbfda25ee34cce99a2</meta:generator>
    <meta:document-statistic meta:object-count="790"/>
  </office:meta>
</office:document-meta>
</file>